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C0000011B3E1F7262C56CAD6F.png" manifest:media-type="image/png"/>
  <manifest:file-entry manifest:full-path="Pictures/10000000000004040000021E1FCB95AD2610004D.png" manifest:media-type="image/png"/>
  <manifest:file-entry manifest:full-path="Pictures/10000000000003FC000002134DFB9BCD625FD167.png" manifest:media-type="image/png"/>
  <manifest:file-entry manifest:full-path="Pictures/100000000000040B0000028DF36ABCE9EA4AE5D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4.222in" draw:z-index="0"><draw:image xlink:href="Pictures/100000000000040B0000028DF36ABCE9EA4AE5DE.png" xlink:type="simple" xlink:show="embed" xlink:actuate="onLoad"/></draw:frame></text:p>
      <text:p text:style-name="Standard"><draw:frame draw:style-name="fr1" draw:name="Image2" text:anchor-type="paragraph" svg:width="6.6929in" svg:height="3.4839in" draw:z-index="1"><draw:image xlink:href="Pictures/10000000000003FC000002134DFB9BCD625FD167.png" xlink:type="simple" xlink:show="embed" xlink:actuate="onLoad"/></draw:frame></text:p>
      <text:p text:style-name="Standard"/>
      <text:p text:style-name="Standard"><draw:frame draw:style-name="fr2" draw:name="Image3" text:anchor-type="paragraph" svg:x="0.3937in" svg:y="0in" svg:width="6.6929in" svg:height="3.5283in" draw:z-index="2"><draw:image xlink:href="Pictures/10000000000004040000021E1FCB95AD2610004D.png" xlink:type="simple" xlink:show="embed" xlink:actuate="onLoad"/></draw:frame><text:soft-page-break/></text:p>
      <text:p text:style-name="Standard"><draw:frame draw:style-name="fr1" draw:name="Image4" text:anchor-type="paragraph" svg:width="6.6929in" svg:height="1.7728in" draw:z-index="3"><draw:image xlink:href="Pictures/100000000000042C0000011B3E1F7262C56CAD6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6:26:51.177263388</meta:creation-date>
    <dc:date>2018-03-11T16:28:49.934591458</dc:date>
    <meta:editing-duration>PT2M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5.1.6.2$Linux_X86_64 LibreOffice_project/10m0$Build-2</meta:generator>
  </office:meta>
</office:document-meta>
</file>